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6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8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10" draw:text-style-name="P9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0.738cm" svg:y="18.833cm">
          <draw:text-box>
            <text:p><text:span text:style-name="T7">min: </text:span><text:span text:style-name="T12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09:39.484757656</dc:date>
    <dc:creator>elucterio </dc:creator>
    <meta:editing-duration>PT18H35M43S</meta:editing-duration>
    <meta:editing-cycles>82</meta:editing-cycles>
    <meta:generator>LibreOffice/4.2.8.2$Linux_X86_64 LibreOffice_project/420m0$Build-2</meta:generator>
    <meta:document-statistic meta:object-count="102"/>
  </office:meta>
</office:document-meta>
</file>